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56cm" fo:min-width="4.506cm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4.7cm"/>
    </style:style>
    <style:style style:name="gr4" style:family="graphic" style:parent-style-name="standard">
      <style:graphic-properties draw:textarea-horizontal-align="justify" draw:textarea-vertical-align="middle" draw:auto-grow-height="false" fo:min-height="1.388cm" fo:min-width="2.396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1.7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98cm" fo:min-width="3.904cm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 style:list-style-name="L2">
      <style:graphic-properties draw:fill-color="#ffffff" fo:min-height="11.276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subtitle" style:list-style-name="L2">
      <style:graphic-properties draw:fill-color="#ffffff" fo:min-height="9.134cm"/>
      <style:paragraph-properties style:writing-mode="lr-tb"/>
    </style:style>
    <style:style style:name="pr5" style:family="presentation" style:parent-style-name="Обычный-subtitle" style:list-style-name="L2">
      <style:graphic-properties draw:fill-color="#ffffff" fo:min-height="9.134cm"/>
      <style:paragraph-properties style:writing-mode="lr-tb"/>
    </style:style>
    <style:style style:name="pr6" style:family="presentation" style:parent-style-name="Обычный-title">
      <style:graphic-properties draw:auto-grow-height="true" fo:min-height="2.629cm"/>
      <style:paragraph-properties style:writing-mode="lr-tb"/>
    </style:style>
    <style:style style:name="pr7" style:family="presentation" style:parent-style-name="Обычный-subtitle" style:list-style-name="L2">
      <style:graphic-properties draw:fill-color="#ffffff" fo:min-height="9.134cm"/>
      <style:paragraph-properties style:writing-mode="lr-tb"/>
    </style:style>
    <style:style style:name="pr8" style:family="presentation" style:parent-style-name="Обычный-outline1" style:list-style-name="L3">
      <style:graphic-properties fo:min-height="8.884cm"/>
      <style:paragraph-properties style:writing-mode="lr-tb"/>
    </style:style>
    <style:style style:name="pr9" style:family="presentation" style:parent-style-name="Обычный-outline1" style:list-style-name="L3">
      <style:graphic-properties fo:min-height="8.884cm"/>
      <style:paragraph-properties style:writing-mode="lr-tb"/>
    </style:style>
    <style:style style:name="pr10" style:family="presentation" style:parent-style-name="Обычный-outline1" style:list-style-name="L3">
      <style:graphic-properties fo:min-height="8.884cm"/>
      <style:paragraph-properties style:writing-mode="lr-tb"/>
    </style:style>
    <style:style style:name="pr11" style:family="presentation" style:parent-style-name="Обычный-outline1" style:list-style-name="L3">
      <style:graphic-properties fo:min-height="4.106cm"/>
      <style:paragraph-properties style:writing-mode="lr-tb"/>
    </style:style>
    <style:style style:name="pr12" style:family="presentation" style:parent-style-name="Обычный-outline1" style:list-style-name="L3">
      <style:graphic-properties fo:min-height="4.106cm"/>
      <style:paragraph-properties style:writing-mode="lr-tb"/>
    </style:style>
    <style:style style:name="pr13" style:family="presentation" style:parent-style-name="Обычный-outline1" style:list-style-name="L3">
      <style:graphic-properties fo:min-height="8.884cm"/>
      <style:paragraph-properties style:writing-mode="lr-tb"/>
    </style:style>
    <style:style style:name="pr14" style:family="presentation" style:parent-style-name="Обычный-outline1" style:list-style-name="L3">
      <style:graphic-properties fo:min-height="8.884cm"/>
      <style:paragraph-properties style:writing-mode="lr-tb"/>
    </style:style>
    <style:style style:name="pr15" style:family="presentation" style:parent-style-name="Обычный-outline1" style:list-style-name="L3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4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-color="#ffffff"/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text-align="justify"/>
    </style:style>
    <style:style style:name="P8" style:family="paragraph">
      <loext:graphic-properties draw:fill-color="#ffffff"/>
      <style:paragraph-properties fo:text-align="justify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11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solid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13" style:family="paragraph">
      <loext:graphic-properties draw:fill="none" draw:fill-color="#ffffff"/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14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5" style:family="paragraph">
      <style:paragraph-properties fo:margin-top="0.5cm" fo:margin-bottom="0cm" style:writing-mode="lr-tb"/>
      <style:text-properties fo:language="zxx" fo:country="none" style:language-asian="zxx" style:country-asian="none" style:language-complex="zxx" style:country-complex="none"/>
    </style:style>
    <style:style style:name="P16" style:family="paragraph">
      <style:paragraph-properties fo:margin-top="0.5cm" fo:margin-bottom="0cm" fo:text-align="center"/>
    </style:style>
    <style:style style:name="T1" style:family="text"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en" fo:country="US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BRIEF </text:span><text:span text:style-name="T1">HISTORY </text:span><text:span text:style-name="T1">OF C++</text:span></text:p>
          </draw:text-box>
        </draw:frame>
        <draw:frame presentation:style-name="pr2" draw:text-style-name="P3" draw:layer="layout" svg:width="25.199cm" svg:height="11.276cm" svg:x="1.4cm" svg:y="3.215cm" presentation:class="subtitle" presentation:user-transformed="true">
          <draw:text-box>
            <text:list text:style-name="L2">
              <text:list-item>
                <text:p text:style-name="P2"><text:span text:style-name="T1">Founded by Bjarne </text:span><text:span text:style-name="T1">Stroustrup</text:span></text:p>
              </text:list-item>
              <text:list-item>
                <text:p text:style-name="P2"><text:span text:style-name="T1">1979 April - Work </text:span><text:span text:style-name="T1">on C with Classes </text:span><text:span text:style-name="T1">began</text:span></text:p>
              </text:list-item>
              <text:list-item>
                <text:p text:style-name="P2"><text:span text:style-name="T1">1979 October - First </text:span><text:span text:style-name="T1">C with Classes </text:span><text:span text:style-name="T1">(Cpre) running</text:span></text:p>
              </text:list-item>
              <text:list-item>
                <text:p text:style-name="P2"><text:span text:style-name="T1">1983 August - First </text:span><text:span text:style-name="T1">C++ in use at Bell </text:span><text:span text:style-name="T1">Labs</text:span></text:p>
              </text:list-item>
              <text:list-item>
                <text:p text:style-name="P2"><text:span text:style-name="T1">1984 C++ named</text:span></text:p>
              </text:list-item>
              <text:list-item>
                <text:p text:style-name="P2"><text:span text:style-name="T1">1985 February - </text:span><text:span text:style-name="T1">Cfront Release E </text:span><text:span text:style-name="T1">(first external C++ </text:span><text:span text:style-name="T1">release)</text:span></text:p>
              </text:list-item>
              <text:list-item>
                <text:p text:style-name="P2"><text:span text:style-name="T1">1985 October - </text:span><text:span text:style-name="T1">Cfront Release 1.0 </text:span><text:span text:style-name="T1">(first commercial </text:span><text:span text:style-name="T1">release)</text:span></text:p>
                <text:p text:style-name="P2"><text:span text:style-name="T1">The C++ </text:span><text:span text:style-name="T1">Programming </text:span><text:span text:style-name="T1">Language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The </text:span><text:span text:style-name="T2">Problem</text:span></text:p>
          </draw:text-box>
        </draw:frame>
        <draw:frame presentation:style-name="pr4" draw:text-style-name="P6" draw:layer="layout" svg:width="25.199cm" svg:height="9.134cm" svg:x="1.4cm" svg:y="4.285cm" presentation:class="subtitle" presentation:user-transformed="true">
          <draw:text-box>
            <text:list text:style-name="L2">
              <text:list-item>
                <text:p text:style-name="P2"><text:span text:style-name="T2">Program </text:span><text:span text:style-name="T2">organization</text:span></text:p>
              </text:list-item>
              <text:list-item>
                <text:p text:style-name="P2"><text:span text:style-name="T2">Run-time </text:span><text:span text:style-name="T2">efficiency</text:span></text:p>
              </text:list-item>
              <text:list-item>
                <text:p text:style-name="P2"><text:span text:style-name="T2">Availability / </text:span><text:span text:style-name="T2">Portability (can </text:span><text:span text:style-name="T2">be used to </text:span><text:span text:style-name="T2">develop </text:span><text:span text:style-name="T2">applications </text:span><text:span text:style-name="T2">that can be </text:span><text:span text:style-name="T2">adapted to </text:span><text:span text:style-name="T2">multiple </text:span><text:span text:style-name="T2">platforms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An </text:span><text:span text:style-name="T2">Executive </text:span><text:span text:style-name="T2">Summary of </text:span><text:span text:style-name="T2">C++</text:span></text:p>
          </draw:text-box>
        </draw:frame>
        <draw:frame presentation:style-name="pr5" draw:text-style-name="P6" draw:layer="layout" svg:width="25.199cm" svg:height="9.134cm" svg:x="1.4cm" svg:y="3.685cm" presentation:class="subtitle">
          <draw:text-box>
            <text:list text:style-name="L2">
              <text:list-item>
                <text:p text:style-name="P2"><text:span text:style-name="T2">C++ is better C</text:span></text:p>
              </text:list-item>
              <text:list-item>
                <text:p text:style-name="P2"><text:span text:style-name="T2">C++ supports </text:span><text:span text:style-name="T2">data abstraction</text:span></text:p>
              </text:list-item>
              <text:list-item>
                <text:p text:style-name="P2"><text:span text:style-name="T2">C++ supports </text:span><text:span text:style-name="T2">object oriented </text:span><text:span text:style-name="T2">programming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5" draw:layer="layout" svg:width="25.199cm" svg:height="2.629cm" svg:x="1.201cm" svg:y="6.371cm" presentation:class="title" presentation:user-transformed="true">
          <draw:text-box>
            <text:p><text:span text:style-name="T2">Let's get to </text:span><text:span text:style-name="T2">the bas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draw:frame presentation:style-name="pr6" draw:text-style-name="P5" draw:layer="layout" svg:width="25.199cm" svg:height="2.629cm" svg:x="1.4cm" svg:y="0.628cm" presentation:class="title">
          <draw:text-box>
            <text:p><text:span text:style-name="T2">Key points </text:span><text:span text:style-name="T2">to note</text:span></text:p>
          </draw:text-box>
        </draw:frame>
        <draw:frame presentation:style-name="pr7" draw:text-style-name="P8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7"><text:span text:style-name="T2">A program, </text:span><text:span text:style-name="T2">whatever its </text:span><text:span text:style-name="T2">size, consists</text:span></text:p>
                <text:p text:style-name="P2"><text:span text:style-name="T2">of functions and </text:span><text:span text:style-name="T2">variables. </text:span><text:span text:style-name="T2"><text:line-break/></text:span><text:span text:style-name="T2"/></text:p>
              </text:list-item>
              <text:list-item>
                <text:p text:style-name="P2"><text:span text:style-name="T2">A function </text:span><text:span text:style-name="T2">contains </text:span><text:span text:style-name="T2">statements that </text:span><text:span text:style-name="T2">specify the </text:span><text:span text:style-name="T2">computing </text:span><text:span text:style-name="T2">operations to be </text:span><text:span text:style-name="T2">done, and </text:span><text:span text:style-name="T2">variables store </text:span><text:span text:style-name="T2">values used </text:span><text:span text:style-name="T2">during the </text:span><text:span text:style-name="T2">computatio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Algorithms </text:span><text:span text:style-name="T2">and </text:span><text:span text:style-name="T2">Pseudocode</text:span><text:span text:style-name="T2">s</text:span></text:p>
          </draw:text-box>
        </draw:frame>
        <draw:frame presentation:style-name="pr8" draw:text-style-name="P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An algorithm is a set of steps used to complete a specific task.</text:span></text:p>
              </text:list-item>
              <text:list-item>
                <text:p><text:span text:style-name="T2">An algorithm requires some input values and one or more output values at the end.</text:span></text:p>
              </text:list-item>
              <text:list-item>
                <text:p><text:span text:style-name="T2">A perfect algorithm is defined as unambiguous, which means that its instructions should be clear and straightforward.</text:span></text:p>
              </text:list-item>
              <text:list-item>
                <text:p text:style-name="P9"><text:span text:style-name="T2">A pseudocode is a plain language description of the steps in an algorithm or another system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Flow charts</text:span></text:p>
          </draw:text-box>
        </draw:frame>
        <draw:frame presentation:style-name="pr9" draw:text-style-name="P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It is a diagram that shows an overview of a program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custom-shape draw:style-name="gr2" draw:text-style-name="P11" draw:layer="layout" svg:width="5.2cm" svg:height="2cm" svg:x="1.7cm" svg:y="1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draw:layer="layout" svg:width="5.2cm" svg:height="2.4cm" svg:x="1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4.6cm" svg:height="2.6cm" svg:x="1.5cm" svg:y="1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1" draw:layer="layout" svg:width="4.4cm" svg:height="4cm" svg:x="15cm" svg:y="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2" draw:layer="layout" svg:x1="15.5cm" svg:y1="13.5cm" svg:x2="18.7cm" svg:y2="13.5cm">
          <text:p/>
        </draw:line>
        <draw:frame draw:style-name="gr7" draw:text-style-name="P13" draw:layer="layout" svg:width="5.4cm" svg:height="0.962cm" svg:x="8.9cm" svg:y="2.238cm">
          <draw:text-box>
            <text:p text:style-name="P2"><text:span text:style-name="T3">Start</text:span><text:span text:style-name="T2">/</text:span><text:span text:style-name="T3">Stop</text:span></text:p>
          </draw:text-box>
        </draw:frame>
        <draw:frame draw:style-name="gr8" draw:text-style-name="P13" draw:layer="layout" svg:width="5.7cm" svg:height="1.3cm" svg:x="8.7cm" svg:y="5.8cm">
          <draw:text-box>
            <text:p text:style-name="P2"><text:span text:style-name="T2">Process</text:span></text:p>
          </draw:text-box>
        </draw:frame>
        <draw:frame draw:style-name="gr9" draw:text-style-name="P13" draw:layer="layout" svg:width="9.4cm" svg:height="0.984cm" svg:x="7.1cm" svg:y="10.816cm">
          <draw:text-box>
            <text:p text:style-name="P2"><text:span text:style-name="T3">Information</text:span><text:span text:style-name="T2"> (</text:span><text:span text:style-name="T3">Input</text:span><text:span text:style-name="T2"> </text:span><text:span text:style-name="T3">or</text:span><text:span text:style-name="T2"> output)</text:span></text:p>
          </draw:text-box>
        </draw:frame>
        <draw:frame draw:style-name="gr10" draw:text-style-name="P13" draw:layer="layout" svg:width="5.7cm" svg:height="1.2cm" svg:x="21cm" svg:y="2.8cm">
          <draw:text-box>
            <text:p text:style-name="P2"><text:span text:style-name="T2">Decision/loop</text:span></text:p>
          </draw:text-box>
        </draw:frame>
        <draw:frame draw:style-name="gr10" draw:text-style-name="P13" draw:layer="layout" svg:width="6.2cm" svg:height="1.2cm" svg:x="21.477cm" svg:y="13.156cm">
          <draw:text-box>
            <text:p text:style-name="P2"><text:span text:style-name="T2">Data Flow</text:span></text:p>
          </draw:text-box>
        </draw:frame>
        <draw:custom-shape draw:style-name="gr11" draw:text-style-name="P14" draw:layer="layout" svg:width="7cm" svg:height="2.3cm" svg:x="15cm" svg:y="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" draw:text-style-name="P13" draw:layer="layout" svg:width="3.3cm" svg:height="1.2cm" svg:x="22.5cm" svg:y="8.2cm">
          <draw:text-box>
            <text:p text:style-name="P2"><text:span text:style-name="T2">Loo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12">
        <draw:frame presentation:style-name="pr6" draw:text-style-name="P5" draw:layer="layout" svg:width="25.199cm" svg:height="2.629cm" svg:x="1.4cm" svg:y="0.628cm" presentation:class="title">
          <draw:text-box>
            <text:p><text:span text:style-name="T2">C++ </text:span><text:span text:style-name="T2">Data </text:span><text:span text:style-name="T2">Types</text:span></text:p>
          </draw:text-box>
        </draw:frame>
        <draw:frame presentation:style-name="pr10" draw:text-style-name="P5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int</text:span></text:p>
              </text:list-item>
              <text:list-item>
                <text:p><text:span text:style-name="T2">float</text:span></text:p>
              </text:list-item>
              <text:list-item>
                <text:p><text:span text:style-name="T2">double</text:span></text:p>
              </text:list-item>
              <text:list-item>
                <text:p><text:span text:style-name="T2">char</text:span></text:p>
              </text:list-item>
              <text:list-item>
                <text:p><text:span text:style-name="T2">bool</text:span></text:p>
              </text:list-item>
              <text:list-item>
                <text:p><text:span text:style-name="T2">string</text:span></text:p>
              </text:list-item>
            </text:list>
          </draw:text-box>
        </draw:frame>
        <draw:frame presentation:style-name="pr11" draw:text-style-name="P15" draw:layer="layout" svg:width="12.297cm" svg:height="4.356cm" svg:x="8.993cm" svg:y="3.661cm" presentation:class="outline" presentation:user-transformed="true">
          <draw:text-box>
            <text:list text:style-name="L3">
              <text:list-item>
                <text:p text:style-name="P9"><text:span text:style-name="T2">functions</text:span></text:p>
              </text:list-item>
              <text:list-item>
                <text:p text:style-name="P9"><text:span text:style-name="T2">arrays</text:span></text:p>
              </text:list-item>
              <text:list-item>
                <text:p text:style-name="P9"><text:span text:style-name="T2">pointers</text:span></text:p>
              </text:list-item>
              <text:list-item>
                <text:p text:style-name="P9"><text:span text:style-name="T2">References</text:span></text:p>
              </text:list-item>
            </text:list>
          </draw:text-box>
        </draw:frame>
        <draw:frame presentation:style-name="pr12" draw:text-style-name="P15" draw:layer="layout" svg:width="11.2cm" svg:height="6.144cm" svg:x="16cm" svg:y="8.456cm" presentation:class="outline" presentation:user-transformed="true">
          <draw:text-box>
            <text:list text:style-name="L3">
              <text:list-item>
                <text:p text:style-name="P9"><text:span text:style-name="T2">class</text:span></text:p>
              </text:list-item>
              <text:list-item>
                <text:p text:style-name="P9"><text:span text:style-name="T2">structures</text:span></text:p>
              </text:list-item>
              <text:list-item>
                <text:p text:style-name="P9"><text:span text:style-name="T2">union</text:span></text:p>
              </text:list-item>
              <text:list-item>
                <text:p text:style-name="P9"><text:span text:style-name="T2">enum</text:span></text:p>
              </text:list-item>
              <text:list-item>
                <text:p text:style-name="P9"><text:span text:style-name="T2">typedef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C++ Data Types</text:span></text:p>
          </draw:text-box>
        </draw:frame>
        <draw:frame presentation:style-name="pr13" draw:text-style-name="P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int</text:span></text:p>
              </text:list-item>
              <text:list-item>
                <text:p><text:span text:style-name="T2">float</text:span></text:p>
              </text:list-item>
              <text:list-item>
                <text:p><text:span text:style-name="T2">double</text:span></text:p>
              </text:list-item>
              <text:list-item>
                <text:p><text:span text:style-name="T2">char</text:span></text:p>
              </text:list-item>
              <text:list-item>
                <text:p><text:span text:style-name="T2">bool</text:span></text:p>
              </text:list-item>
              <text:list-item>
                <text:p><text:span text:style-name="T2">str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Control flow</text:span></text:p>
          </draw:text-box>
        </draw:frame>
        <draw:frame presentation:style-name="pr14" draw:text-style-name="P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Increment and decrement operator <text:s/>++ --</text:span></text:p>
              </text:list-item>
              <text:list-item>
                <text:p><text:span text:style-name="T2">If-Else </text:span></text:p>
              </text:list-item>
              <text:list-item>
                <text:p><text:span text:style-name="T2">Else-If <text:s text:c="2"/></text:span></text:p>
              </text:list-item>
              <text:list-item>
                <text:p><text:span text:style-name="T2">Switch <text:s text:c="3"/>switch</text:span></text:p>
              </text:list-item>
              <text:list-item>
                <text:p><text:span text:style-name="T2">for loop</text:span></text:p>
              </text:list-item>
              <text:list-item>
                <text:p><text:span text:style-name="T2">While – checks fot the condition first</text:span></text:p>
              </text:list-item>
              <text:list-item>
                <text:p><text:span text:style-name="T2">do whi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list text:style-name="L3">
              <text:list-header>
                <text:p text:style-name="P16"><text:span text:style-name="T2">C++ </text:span><text:span text:style-name="T2">Structures</text:span></text:p>
              </text:list-header>
            </text:list>
          </draw:text-box>
        </draw:frame>
        <draw:frame presentation:style-name="pr15" draw:text-style-name="P5" draw:layer="layout" svg:width="25.199cm" svg:height="9.019cm" svg:x="1.4cm" svg:y="3.8cm" presentation:class="outline" presentation:user-transformed="true">
          <draw:text-box>
            <text:list text:style-name="L3">
              <text:list-item>
                <text:p text:style-name="P9"><text:span text:style-name="T2">Structures (also called structs) are a way to group several related variables into one place. Each variable in the structure is known as a member of the structure.</text:span></text:p>
              </text:list-item>
              <text:list-item>
                <text:p><text:span text:style-name="T2">Unlike an array, a structure can contain many different data types (int, string, bool, etc.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01:51:23.761283696</meta:creation-date>
    <meta:editing-duration>PT1H45M54S</meta:editing-duration>
    <meta:editing-cycles>5</meta:editing-cycles>
    <meta:generator>LibreOffice/6.4.7.2$Linux_X86_64 LibreOffice_project/40$Build-2</meta:generator>
    <dc:date>2022-04-19T18:04:50.575765126</dc:date>
    <meta:document-statistic meta:object-count="80"/>
  </office:meta>
</office:document-meta>
</file>